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5326in" style:rel-column-width="3449*"/>
    </style:style>
    <style:style style:name="Table3.N" style:family="table-column">
      <style:table-column-properties style:column-width="0.3458in" style:rel-column-width="2239*"/>
    </style:style>
    <style:style style:name="Table3.O" style:family="table-column">
      <style:table-column-properties style:column-width="0.2931in" style:rel-column-width="18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0.1333in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Table3.101" style:family="table-row">
      <style:table-row-properties style:min-row-height="0.1306in"/>
    </style:style>
    <style:style style:name="Table3.295" style:family="table-row">
      <style:table-row-properties style:min-row-height="0.0861in"/>
    </style:style>
    <style:style style:name="Table3.339" style:family="table-row">
      <style:table-row-properties style:min-row-height="0.1556in"/>
    </style:style>
    <style:style style:name="Table3.377" style:family="table-row">
      <style:table-row-properties style:min-row-height="0.1583in"/>
    </style:style>
    <style:style style:name="Table3.391" style:family="table-row">
      <style:table-row-properties style:min-row-height="0.175in"/>
    </style:style>
    <style:style style:name="Table3.491" style:family="table-row">
      <style:table-row-properties style:min-row-height="0.125in"/>
    </style:style>
    <style:style style:name="Table3.593" style:family="table-row">
      <style:table-row-properties style:min-row-height="0.132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802,3,98801</text:p>
          </table:table-cell>
          <table:table-cell table:style-name="Table3.A2" table:number-rows-spanned="7" office:value-type="string">
            <text:p text:style-name="SK-T-L2">Stomach</text:p>
          </table:table-cell>
          <table:table-cell table:style-name="Table3.A2" table:number-rows-spanned="7" office:value-type="string">
            <text:p text:style-name="SK-T-L3">anxiety, emotion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Ign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04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backw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r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is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06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chest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08,<text:soft-page-break/>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cramp, <text:soft-page-break/>squeezing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o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10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1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digestion, disorde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14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drink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h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16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dryness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la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818,2,98818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eating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Che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Gra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20,2,98820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eating, no relie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rb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22,2,98822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empty, wea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824,2,98824</text:p>
          </table:table-cell>
          <table:table-cell table:style-name="Table3.A2" table:number-rows-spanned="5" office:value-type="string">
            <text:p text:style-name="SK-T-L2">Stomach</text:p>
          </table:table-cell>
          <table:table-cell table:style-name="Table3.A2" table:number-rows-spanned="5" office:value-type="string">
            <text:p text:style-name="SK-T-L3">empty, weak, at 11 A.M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26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enlarg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r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828,3,98801</text:p>
          </table:table-cell>
          <table:table-cell table:style-name="Table3.A2" table:number-rows-spanned="5" office:value-type="string">
            <text:p text:style-name="SK-T-L2">Stomach</text:p>
          </table:table-cell>
          <table:table-cell table:style-name="Table3.A2" table:number-rows-spanned="5" office:value-type="string">
            <text:p text:style-name="SK-T-L3">extending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is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30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fev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3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gnaw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834,4,98832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4">gnawing</text:p>
          </table:table-cell>
          <table:table-cell table:style-name="Table3.A2" table:number-rows-spanned="3" office:value-type="string">
            <text:p text:style-name="SK-T-L4">
							<text:s/>eating, 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36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gri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38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heavy, weight, oppression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40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ic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4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infla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844,3,98801</text:p>
          </table:table-cell>
          <table:table-cell table:style-name="Table3.A2" table:number-rows-spanned="7" office:value-type="string">
            <text:p text:style-name="SK-T-L2">Stomach</text:p>
          </table:table-cell>
          <table:table-cell table:style-name="Table3.A2" table:number-rows-spanned="7" office:value-type="string">
            <text:p text:style-name="SK-T-L3">lum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bies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s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846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lying, side 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qu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848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milk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0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50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overload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Nux-v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5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plu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54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ra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ux-v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56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reflex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Ol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58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shoulder to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860,3,98801</text:p>
          </table:table-cell>
          <table:table-cell table:style-name="Table3.A2" table:number-rows-spanned="5" office:value-type="string">
            <text:p text:style-name="SK-T-L2">Stomach</text:p>
          </table:table-cell>
          <table:table-cell table:style-name="Table3.A2" table:number-rows-spanned="5" office:value-type="string">
            <text:p text:style-name="SK-T-L3">sou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o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6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spine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864,3,98801</text:p>
          </table:table-cell>
          <table:table-cell table:style-name="Table3.A2" table:number-rows-spanned="5" office:value-type="string">
            <text:p text:style-name="SK-T-L2">Stomach</text:p>
          </table:table-cell>
          <table:table-cell table:style-name="Table3.A2" table:number-rows-spanned="5" office:value-type="string">
            <text:p text:style-name="SK-T-L3">spot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ar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is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66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stitches, worse from mo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Bry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p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868,3,98801</text:p>
          </table:table-cell>
          <table:table-cell table:style-name="Table3.A2" table:number-rows-spanned="9" office:value-type="string">
            <text:p text:style-name="SK-T-L2">Stomach</text:p>
          </table:table-cell>
          <table:table-cell table:style-name="Table3.A2" table:number-rows-spanned="9" office:value-type="string">
            <text:p text:style-name="SK-T-L3">stones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ufo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har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j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s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72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stool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74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sweat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76,3,9880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throbb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l-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78,3,98801</text:p>
          </table:table-cell>
          <table:table-cell table:style-name="Table3.A2" office:value-type="string">
            <text:p text:style-name="SK-T-L2">Stomach</text:p>
          </table:table-cell>
          <table:table-cell table:style-name="Table3.A2" office:value-type="string">
            <text:p text:style-name="SK-T-L3">trem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80,3,9880<text:soft-page-break/>1</text:p>
          </table:table-cell>
          <table:table-cell table:style-name="Table3.A2" table:number-rows-spanned="3" office:value-type="string">
            <text:p text:style-name="SK-T-L2">Stomach</text:p>
          </table:table-cell>
          <table:table-cell table:style-name="Table3.A2" table:number-rows-spanned="3" office:value-type="string">
            <text:p text:style-name="SK-T-L3">upward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882,2,98882</text:p>
          </table:table-cell>
          <table:table-cell table:style-name="Table3.A2" table:number-rows-spanned="3" office:value-type="string">
            <text:p text:style-name="SK-T-L2">Stonecutters (phthisis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8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acr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c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886,4,98884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acrid</text:p>
          </table:table-cell>
          <table:table-cell table:style-name="Table3.A2" office:value-type="string">
            <text:p text:style-name="SK-T-L4">destroys hair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o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888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alternate days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9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as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892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all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y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894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bili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89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la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898,4,98896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lack</text:p>
          </table:table-cell>
          <table:table-cell table:style-name="Table3.A2" table:number-rows-spanned="3" office:value-type="string">
            <text:p text:style-name="SK-T-L4">foul an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t-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e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00,3,9888<text:soft-page-break/>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bladder, symptoms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902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blood on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r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904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blood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wat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wat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h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0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lu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1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reakfas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91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b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1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brown gus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st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916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burning, ho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Ar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Iri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c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18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2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cold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u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922,3,9888<text:soft-page-break/>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colors, sever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es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u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n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-c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924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crumbl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2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curdled, chee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2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dar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3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debility non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3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diarrhœa, then rheumatis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3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difficult altho' so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36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dirty whi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38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diuresi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940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drink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Ar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Crot-t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4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dropsy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p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4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early mo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Ru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u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46,4,98944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early morning</text:p>
          </table:table-cell>
          <table:table-cell table:style-name="Table3.A2" table:number-rows-spanned="3" office:value-type="string">
            <text:p text:style-name="SK-T-L4">rising af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4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eat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50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eggs, like ba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952,3,98883</text:p>
          </table:table-cell>
          <table:table-cell table:style-name="Table3.A2" table:number-rows-spanned="11" office:value-type="string">
            <text:p text:style-name="SK-T-L2">Stool</text:p>
          </table:table-cell>
          <table:table-cell table:style-name="Table3.A2" table:number-rows-spanned="11" office:value-type="string">
            <text:p text:style-name="SK-T-L3">flatulent, gassy, noisy, splutter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at-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y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5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flatus, pass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7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ur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5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floa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ag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958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floccul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960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foam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9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or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98962,4,98960</text:p>
          </table:table-cell>
          <table:table-cell table:style-name="Table3.A2" table:number-rows-spanned="15" office:value-type="string">
            <text:p text:style-name="SK-T-L2">Stool</text:p>
          </table:table-cell>
          <table:table-cell table:style-name="Table3.A2" table:number-rows-spanned="15" office:value-type="string">
            <text:p text:style-name="SK-T-L3">foamy</text:p>
          </table:table-cell>
          <table:table-cell table:style-name="Table3.A2" table:number-rows-spanned="15" office:value-type="string">
            <text:p text:style-name="SK-T-L4">fluent coryza, with</text:p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u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64,4,98960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foamy</text:p>
          </table:table-cell>
          <table:table-cell table:style-name="Table3.A2" table:number-rows-spanned="3" office:value-type="string">
            <text:p text:style-name="SK-T-L3">gush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966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foul, putri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sor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6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gelatin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Al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970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gliste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72,4,98970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glistens </text:p>
          </table:table-cell>
          <table:table-cell table:style-name="Table3.A2" table:number-rows-spanned="3" office:value-type="string">
            <text:p text:style-name="SK-T-L4">particl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974,<text:soft-page-break/>3,98883</text:p>
          </table:table-cell>
          <table:table-cell table:style-name="Table3.A2" table:number-rows-spanned="9" office:value-type="string">
            <text:p text:style-name="SK-T-L2">Stool</text:p>
          </table:table-cell>
          <table:table-cell table:style-name="Table3.A2" table:number-rows-spanned="9" office:value-type="string">
            <text:p text:style-name="SK-T-L3">granular, sand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7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gra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7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gre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ea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9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gras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84,4,98978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green</text:p>
          </table:table-cell>
          <table:table-cell table:style-name="Table3.A2" office:value-type="string">
            <text:p text:style-name="SK-T-L4">dark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98986,4,98978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green</text:p>
          </table:table-cell>
          <table:table-cell table:style-name="Table3.A2" table:number-rows-spanned="7" office:value-type="string">
            <text:p text:style-name="SK-T-L4">scum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scl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ag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988,4,98978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green</text:p>
          </table:table-cell>
          <table:table-cell table:style-name="Table3.A2" table:number-rows-spanned="7" office:value-type="string">
            <text:p text:style-name="SK-T-L4">turns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990,<text:soft-page-break/>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gurgles o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9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gus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99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hack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996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998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holds ba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000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impac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0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involunta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04,4,981002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involuntary</text:p>
          </table:table-cell>
          <table:table-cell table:style-name="Table3.A2" table:number-rows-spanned="3" office:value-type="string">
            <text:p text:style-name="SK-T-L4">urinating, 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ur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0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lump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0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ea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010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menses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h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12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ilk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14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milk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1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isshapen, angular, square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9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1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uc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oli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p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2<text:soft-page-break/>0,4,981018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ucus</text:p>
          </table:table-cell>
          <table:table-cell table:style-name="Table3.A2" table:number-rows-spanned="3" office:value-type="string">
            <text:p text:style-name="SK-T-L4">af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22,4,981018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mucus </text:p>
          </table:table-cell>
          <table:table-cell table:style-name="Table3.A2" office:value-type="string">
            <text:p text:style-name="SK-T-L4">coat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024,4,981018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mucus </text:p>
          </table:table-cell>
          <table:table-cell table:style-name="Table3.A2" table:number-rows-spanned="7" office:value-type="string">
            <text:p text:style-name="SK-T-L4">green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r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er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26,4,981018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ucus </text:p>
          </table:table-cell>
          <table:table-cell table:style-name="Table3.A2" table:number-rows-spanned="3" office:value-type="string">
            <text:p text:style-name="SK-T-L4">lump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028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muddy, dirty water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o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J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x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3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mus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yellow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n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34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mus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36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nerv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3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night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40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odorl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981042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oil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scl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r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ag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4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orange, tomato sauce, etc.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046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pain, long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es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ae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4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pain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od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5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penetrating od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Pod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sor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5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periodical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054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peristalsis, inact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Bry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O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56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phthi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58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pops o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6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putty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D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06<text:soft-page-break/>2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reced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a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6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066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removed, must b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981068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rice wa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J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7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rising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72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rumbling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7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running thro' diap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nz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od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7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ago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7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and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80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scum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82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heep du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8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hred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8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tanding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8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tarch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090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stick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092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strain, mus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ux-v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9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tringy, toug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e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h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09<text:soft-page-break/>6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suds, lik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nz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98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summ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8-07T04:46:19.28</dc:date>
    <meta:editing-duration>PT1H19M26S</meta:editing-duration>
    <meta:editing-cycles>3</meta:editing-cycles>
    <meta:document-statistic meta:table-count="2" meta:image-count="0" meta:object-count="0" meta:page-count="32" meta:paragraph-count="1721" meta:word-count="1843" meta:character-count="7585"/>
  </office:meta>
</office:document-meta>
</file>